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_Criando um AWS Load Balancer_</text:p>
      <text:p text:style-name="Standard"/>
      <text:p text:style-name="Standard">Quando criado o Load Balancer na AWS, quando acessar um endereço, esse serviço gerenciará automaticamente o direcionamento para outros endereços, balanceando a carga entre os nós.</text:p>
      <text:p text:style-name="Standard"/>
      <text:p text:style-name="Standard">Na AWS, ir no menu "Load balances".</text:p>
      <text:p text:style-name="Standard">Clicar em "Create load balancer"</text:p>
      <text:p text:style-name="Standard">Escolher a opção "Classic Load Balancer" &gt; "Criar"</text:p>
      <text:p text:style-name="Standard">Nome = Docker-Swarm</text:p>
      <text:p text:style-name="Standard">Criar LB interno = rede "docker" criada</text:p>
      <text:p text:style-name="Standard"/>
      <text:p text:style-name="Standard">Seguir com demais configurações.</text:p>
      <text:p text:style-name="Standard"/>
      <text:p text:style-name="Standard">Será gerado um "Nome do DNS", e esse o endereço para acessar a aplicação, substituindo o IP. </text:p>
      <text:p text:style-name="Standard"/>
      <text:p text:style-name="Standard">************************</text:p>
      <text:p text:style-name="Standard"/>
      <text:p text:style-name="Standard">_Teste de Carga_</text:p>
      <text:p text:style-name="Standard"/>
      <text:p text:style-name="Standard">loader.io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9T23:04:28.109000000</dc:date>
    <meta:editing-duration>PT6S</meta:editing-duration>
    <meta:editing-cycles>1</meta:editing-cycles>
    <meta:document-statistic meta:table-count="0" meta:image-count="0" meta:object-count="0" meta:page-count="1" meta:paragraph-count="12" meta:word-count="87" meta:character-count="558" meta:non-whitespace-character-count="482"/>
    <meta:generator>LibreOffice/7.3.0.3$Windows_X86_64 LibreOffice_project/0f246aa12d0eee4a0f7adcefbf7c878fc2238db3</meta:generator>
  </office:meta>
</office:document-meta>
</file>